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</text:list-level-style-number>
      <text:list-level-style-number text:level="2" style:num-suffix="." style:num-format="1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1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</text:list-level-style-number>
      <text:list-level-style-number text:level="4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5" style:num-suffix="." style:num-format="1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number>
      <text:list-level-style-number text:level="6" style:num-suffix="." style:num-format="1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</text:list-level-style-number>
      <text:list-level-style-number text:level="7" style:num-suffix="." style:num-format="1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</text:list-level-style-number>
      <text:list-level-style-number text:level="8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9" style:num-suffix="." style:num-format="1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40" style:parent-style-name="Standard" style:family="paragraph">
      <style:paragraph-properties fo:text-align="justify"/>
    </style:style>
    <style:style style:name="P41" style:parent-style-name="Normal" style:family="paragraph">
      <style:paragraph-properties style:text-autospace="none" style:vertical-align="auto"/>
      <style:text-properties fo:hyphenate="true"/>
    </style:style>
    <style:style style:name="T4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4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45" style:parent-style-name="Normal" style:family="paragraph">
      <style:paragraph-properties style:text-autospace="none" style:vertical-align="auto"/>
      <style:text-properties fo:hyphenate="true"/>
    </style:style>
    <style:style style:name="T4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8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6" style:parent-style-name="Normal" style:family="paragraph">
      <style:paragraph-properties style:text-autospace="none" style:vertical-align="auto"/>
      <style:text-properties fo:hyphenate="true"/>
    </style:style>
    <style:style style:name="T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2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8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9" style:parent-style-name="Standard" style:list-style-name="LFO1" style:family="paragraph">
      <style:paragraph-properties fo:text-align="justify" fo:margin-left="0.1972in">
        <style:tab-stops/>
      </style:paragraph-properties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P81" style:parent-style-name="Normal" style:family="paragraph">
      <style:paragraph-properties style:text-autospace="none" style:vertical-align="auto"/>
      <style:text-properties fo:hyphenate="true"/>
    </style:style>
    <style:style style:name="T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4" style:parent-style-name="Normal" style:family="paragraph">
      <style:paragraph-properties style:text-autospace="none" style:vertical-align="auto"/>
      <style:text-properties fo:hyphenate="true"/>
    </style:style>
    <style:style style:name="T8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2" style:parent-style-name="Normal" style:family="paragraph">
      <style:paragraph-properties style:text-autospace="none" style:vertical-align="auto"/>
      <style:text-properties fo:hyphenate="true"/>
    </style:style>
    <style:style style:name="T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0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5" style:parent-style-name="Normal" style:family="paragraph">
      <style:paragraph-properties style:text-autospace="none" style:vertical-align="auto"/>
      <style:text-properties fo:hyphenate="true"/>
    </style:style>
    <style:style style:name="T1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8" style:parent-style-name="Normal" style:family="paragraph">
      <style:paragraph-properties style:text-autospace="none" style:vertical-align="auto"/>
      <style:text-properties fo:hyphenate="true"/>
    </style:style>
    <style:style style:name="T1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116" style:parent-style-name="Normal" style:family="paragraph">
      <style:paragraph-properties style:text-autospace="none" style:vertical-align="auto"/>
      <style:text-properties fo:hyphenate="true"/>
    </style:style>
    <style:style style:name="T117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2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130" style:parent-style-name="Standard" style:family="paragraph">
      <style:paragraph-properties fo:text-align="justify"/>
    </style:style>
    <style:style style:name="P131" style:parent-style-name="Normal" style:family="paragraph">
      <style:paragraph-properties style:text-autospace="none" style:vertical-align="auto"/>
      <style:text-properties fo:hyphenate="true"/>
    </style:style>
    <style:style style:name="T1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3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34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135" style:parent-style-name="Normal" style:family="paragraph">
      <style:paragraph-properties style:text-autospace="none" style:vertical-align="auto"/>
      <style:text-properties fo:hyphenate="true"/>
    </style:style>
    <style:style style:name="T13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3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43" style:parent-style-name="Normal" style:family="paragraph">
      <style:paragraph-properties style:text-autospace="none" style:vertical-align="auto"/>
      <style:text-properties fo:hyphenate="true"/>
    </style:style>
    <style:style style:name="T1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4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56" style:parent-style-name="Normal" style:family="paragraph">
      <style:paragraph-properties style:text-autospace="none" style:vertical-align="auto"/>
      <style:text-properties fo:hyphenate="true"/>
    </style:style>
    <style:style style:name="T157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166" style:parent-style-name="Standard" style:family="paragraph">
      <style:paragraph-properties fo:text-align="justify"/>
    </style:style>
    <style:style style:name="P167" style:parent-style-name="Normal" style:family="paragraph">
      <style:paragraph-properties style:text-autospace="none" style:vertical-align="auto"/>
      <style:text-properties fo:hyphenate="true"/>
    </style:style>
    <style:style style:name="T1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70" style:parent-style-name="Normal" style:family="paragraph">
      <style:paragraph-properties style:text-autospace="none" style:vertical-align="auto"/>
      <style:text-properties fo:hyphenate="true"/>
    </style:style>
    <style:style style:name="T17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7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78" style:parent-style-name="Normal" style:family="paragraph">
      <style:paragraph-properties style:text-autospace="none" style:vertical-align="auto"/>
      <style:text-properties fo:hyphenate="true"/>
    </style:style>
    <style:style style:name="T1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0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8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8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8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9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T1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9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9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9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9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9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9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00" style:parent-style-name="Normal" style:family="paragraph">
      <style:paragraph-properties style:text-autospace="none" style:vertical-align="auto"/>
      <style:text-properties fo:hyphenate="true"/>
    </style:style>
    <style:style style:name="T20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02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203" style:parent-style-name="Normal" style:family="paragraph">
      <style:paragraph-properties style:text-autospace="none" style:vertical-align="auto"/>
      <style:text-properties fo:hyphenate="true"/>
    </style:style>
    <style:style style:name="T2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06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2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211" style:parent-style-name="Normal" style:family="paragraph">
      <style:paragraph-properties style:text-autospace="none" style:vertical-align="auto"/>
      <style:text-properties fo:hyphenate="true"/>
    </style:style>
    <style:style style:name="T212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21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1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1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1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2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text-align="justify"/>
    </style:style>
    <style:style style:name="P224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225" style:parent-style-name="Standard" style:family="paragraph">
      <style:paragraph-properties fo:text-align="justify"/>
    </style:style>
    <style:style style:name="P226" style:parent-style-name="Normal" style:family="paragraph">
      <style:paragraph-properties style:text-autospace="none" style:vertical-align="auto"/>
      <style:text-properties fo:hyphenate="true"/>
    </style:style>
    <style:style style:name="T2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2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29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30" style:parent-style-name="Normal" style:family="paragraph">
      <style:paragraph-properties style:text-autospace="none" style:vertical-align="auto"/>
      <style:text-properties fo:hyphenate="true"/>
    </style:style>
    <style:style style:name="T23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3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33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34" style:parent-style-name="Normal" style:family="paragraph">
      <style:paragraph-properties style:text-autospace="none" style:vertical-align="auto"/>
      <style:text-properties fo:hyphenate="true"/>
    </style:style>
    <style:style style:name="T2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3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38" style:parent-style-name="Normal" style:family="paragraph">
      <style:paragraph-properties style:text-autospace="none" style:vertical-align="auto"/>
      <style:text-properties fo:hyphenate="true"/>
    </style:style>
    <style:style style:name="T23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46" style:parent-style-name="Normal" style:family="paragraph">
      <style:paragraph-properties style:text-autospace="none" style:vertical-align="auto"/>
      <style:text-properties fo:hyphenate="true"/>
    </style:style>
    <style:style style:name="T2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8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2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52" style:parent-style-name="Normal" style:family="paragraph">
      <style:paragraph-properties style:text-autospace="none" style:vertical-align="auto"/>
      <style:text-properties fo:hyphenate="true"/>
    </style:style>
    <style:style style:name="T25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5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5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6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6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66" style:parent-style-name="Normal" style:family="paragraph">
      <style:paragraph-properties style:text-autospace="none" style:vertical-align="auto"/>
      <style:text-properties fo:hyphenate="true"/>
    </style:style>
    <style:style style:name="T2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6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7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72" style:parent-style-name="Normal" style:family="paragraph">
      <style:paragraph-properties style:text-autospace="none" style:vertical-align="auto"/>
      <style:text-properties fo:hyphenate="true"/>
    </style:style>
    <style:style style:name="T27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7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7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8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8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86" style:parent-style-name="Normal" style:family="paragraph">
      <style:paragraph-properties style:text-autospace="none" style:vertical-align="auto"/>
      <style:text-properties fo:hyphenate="true"/>
    </style:style>
    <style:style style:name="T2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9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92" style:parent-style-name="Normal" style:family="paragraph">
      <style:paragraph-properties style:text-autospace="none" style:vertical-align="auto"/>
      <style:text-properties fo:hyphenate="true"/>
    </style:style>
    <style:style style:name="T2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9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0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0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0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0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0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06" style:parent-style-name="Normal" style:family="paragraph">
      <style:paragraph-properties style:text-autospace="none" style:vertical-align="auto"/>
      <style:text-properties fo:hyphenate="true"/>
    </style:style>
    <style:style style:name="T3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0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1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31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13" style:parent-style-name="Normal" style:family="paragraph">
      <style:paragraph-properties style:text-autospace="none" style:vertical-align="auto"/>
      <style:text-properties fo:hyphenate="true"/>
    </style:style>
    <style:style style:name="T314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31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1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1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1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1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20" style:parent-style-name="Normal" style:family="paragraph">
      <style:paragraph-properties style:text-autospace="none" style:vertical-align="auto"/>
      <style:text-properties fo:hyphenate="true"/>
    </style:style>
    <style:style style:name="T32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3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2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27" style:parent-style-name="Normal" style:family="paragraph">
      <style:paragraph-properties style:text-autospace="none" style:vertical-align="auto"/>
      <style:text-properties fo:hyphenate="true"/>
    </style:style>
    <style:style style:name="T328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3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3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3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3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34" style:parent-style-name="Standard" style:family="paragraph">
      <style:paragraph-properties fo:text-align="justify"/>
    </style:style>
    <style:style style:name="P335" style:parent-style-name="Normal" style:family="paragraph">
      <style:paragraph-properties fo:break-before="page"/>
    </style:style>
    <style:style style:name="P3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3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3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1" style:parent-style-name="Standard" style:list-style-name="LFO2" style:family="paragraph">
      <style:paragraph-properties fo:text-align="justify"/>
      <style:text-properties style:font-name="Times New Roman" style:font-name-complex="Times New Roman"/>
    </style:style>
    <style:style style:name="P3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3" style:parent-style-name="Standard" style:list-style-name="LFO2" style:family="paragraph">
      <style:paragraph-properties fo:text-align="justify"/>
      <style:text-properties style:font-name="Times New Roman" style:font-name-complex="Times New Roman"/>
    </style:style>
    <style:style style:name="P3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5" style:parent-style-name="Standard" style:list-style-name="LFO3" style:family="paragraph">
      <style:paragraph-properties fo:text-align="justify"/>
      <style:text-properties style:font-name="Times New Roman" style:font-name-complex="Times New Roman" fo:color="#C9211E"/>
    </style:style>
    <style:style style:name="P346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347" style:parent-style-name="Normal" style:family="paragraph">
      <style:paragraph-properties style:text-autospace="none" style:vertical-align="auto"/>
      <style:text-properties fo:hyphenate="true"/>
    </style:style>
    <style:style style:name="T34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349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0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1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2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3" style:parent-style-name="Normal" style:family="paragraph">
      <style:paragraph-properties style:text-autospace="none" style:vertical-align="auto"/>
      <style:text-properties fo:hyphenate="true"/>
    </style:style>
    <style:style style:name="T354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35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56" style:parent-style-name="Normal" style:family="paragraph">
      <style:paragraph-properties style:text-autospace="none" style:vertical-align="auto"/>
      <style:text-properties fo:hyphenate="true"/>
    </style:style>
    <style:style style:name="T357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358" style:parent-style-name="Normal" style:family="paragraph">
      <style:paragraph-properties style:text-autospace="none" style:vertical-align="auto"/>
      <style:text-properties fo:hyphenate="true"/>
    </style:style>
    <style:style style:name="T35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6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6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363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64" style:parent-style-name="Normal" style:family="paragraph">
      <style:paragraph-properties style:text-autospace="none" style:vertical-align="auto"/>
      <style:text-properties fo:hyphenate="true"/>
    </style:style>
    <style:style style:name="T36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6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7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7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73" style:parent-style-name="Normal" style:family="paragraph">
      <style:paragraph-properties style:text-autospace="none" style:vertical-align="auto"/>
      <style:text-properties fo:hyphenate="true"/>
    </style:style>
    <style:style style:name="T3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8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8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83" style:parent-style-name="Normal" style:family="paragraph">
      <style:paragraph-properties style:text-autospace="none" style:vertical-align="auto"/>
      <style:text-properties fo:hyphenate="true"/>
    </style:style>
    <style:style style:name="T38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385" style:parent-style-name="Normal" style:family="paragraph">
      <style:paragraph-properties style:text-autospace="none" style:vertical-align="auto"/>
      <style:text-properties fo:hyphenate="true"/>
    </style:style>
    <style:style style:name="T386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38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88" style:parent-style-name="Normal" style:family="paragraph">
      <style:paragraph-properties style:text-autospace="none" style:vertical-align="auto"/>
      <style:text-properties fo:hyphenate="true"/>
    </style:style>
    <style:style style:name="T38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9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393" style:parent-style-name="Normal" style:family="paragraph">
      <style:paragraph-properties style:text-autospace="none" style:vertical-align="auto"/>
      <style:text-properties fo:hyphenate="true"/>
    </style:style>
    <style:style style:name="T39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39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97" style:parent-style-name="Normal" style:family="paragraph">
      <style:paragraph-properties style:text-autospace="none" style:vertical-align="auto"/>
      <style:text-properties fo:hyphenate="true"/>
    </style:style>
    <style:style style:name="T39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399" style:parent-style-name="Normal" style:family="paragraph">
      <style:paragraph-properties style:text-autospace="none" style:vertical-align="auto"/>
      <style:text-properties fo:hyphenate="true"/>
    </style:style>
    <style:style style:name="T400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0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02" style:parent-style-name="Fuentedepárrafopredeter." style:family="text">
      <style:text-properties style:font-name="Courier New" style:font-name-complex="Courier New" fo:color="#FF00FF" style:letter-kerning="false" fo:font-size="10pt" style:font-size-asian="10pt" style:font-size-complex="10pt" fo:background-color="#FFFFFF" style:language-complex="ar" style:country-complex="SA"/>
    </style:style>
    <style:style style:name="T4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08" style:parent-style-name="Normal" style:family="paragraph">
      <style:paragraph-properties style:text-autospace="none" style:vertical-align="auto"/>
      <style:text-properties fo:hyphenate="true"/>
    </style:style>
    <style:style style:name="T4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19" style:parent-style-name="Normal" style:family="paragraph">
      <style:paragraph-properties style:text-autospace="none" style:vertical-align="auto"/>
      <style:text-properties fo:hyphenate="true"/>
    </style:style>
    <style:style style:name="T4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2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2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26" style:parent-style-name="Normal" style:family="paragraph">
      <style:paragraph-properties style:text-autospace="none" style:vertical-align="auto"/>
      <style:text-properties fo:hyphenate="true"/>
    </style:style>
    <style:style style:name="T4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2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40" style:parent-style-name="Normal" style:family="paragraph">
      <style:paragraph-properties style:text-autospace="none" style:vertical-align="auto"/>
      <style:text-properties fo:hyphenate="true"/>
    </style:style>
    <style:style style:name="T4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4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44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445" style:parent-style-name="Normal" style:family="paragraph">
      <style:paragraph-properties style:text-autospace="none" style:vertical-align="auto"/>
      <style:text-properties fo:hyphenate="true"/>
    </style:style>
    <style:style style:name="T446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447" style:parent-style-name="Normal" style:family="paragraph">
      <style:paragraph-properties style:text-autospace="none" style:vertical-align="auto"/>
      <style:text-properties fo:hyphenate="true"/>
    </style:style>
    <style:style style:name="T4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6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6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6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6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6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67" style:parent-style-name="Normal" style:family="paragraph">
      <style:paragraph-properties style:text-autospace="none" style:vertical-align="auto"/>
      <style:text-properties fo:hyphenate="true"/>
    </style:style>
    <style:style style:name="T4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7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8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8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8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8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8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488" style:parent-style-name="Normal" style:family="paragraph">
      <style:paragraph-properties style:text-autospace="none" style:vertical-align="auto"/>
      <style:text-properties fo:hyphenate="true"/>
    </style:style>
    <style:style style:name="T489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490" style:parent-style-name="Normal" style:family="paragraph">
      <style:paragraph-properties style:text-autospace="none" style:vertical-align="auto"/>
      <style:text-properties fo:hyphenate="true"/>
    </style:style>
    <style:style style:name="T49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9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0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50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0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0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10" style:parent-style-name="Normal" style:family="paragraph">
      <style:paragraph-properties style:text-autospace="none" style:vertical-align="auto"/>
      <style:text-properties fo:hyphenate="true"/>
    </style:style>
    <style:style style:name="T5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5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2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3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531" style:parent-style-name="Normal" style:family="paragraph">
      <style:paragraph-properties style:text-autospace="none" style:vertical-align="auto"/>
      <style:text-properties fo:hyphenate="true"/>
    </style:style>
    <style:style style:name="T532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533" style:parent-style-name="Normal" style:family="paragraph">
      <style:paragraph-properties style:text-autospace="none" style:vertical-align="auto"/>
      <style:text-properties fo:hyphenate="true"/>
    </style:style>
    <style:style style:name="T5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3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3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4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5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5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9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5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71" style:parent-style-name="Normal" style:family="paragraph">
      <style:paragraph-properties style:text-autospace="none" style:vertical-align="auto"/>
      <style:text-properties fo:hyphenate="true"/>
    </style:style>
    <style:style style:name="T5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7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8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9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3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6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0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0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60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0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1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11" style:parent-style-name="Normal" style:family="paragraph">
      <style:paragraph-properties style:text-autospace="none" style:vertical-align="auto"/>
      <style:text-properties fo:hyphenate="true"/>
    </style:style>
    <style:style style:name="T612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613" style:parent-style-name="Normal" style:family="paragraph">
      <style:paragraph-properties style:text-autospace="none" style:vertical-align="auto"/>
      <style:text-properties fo:hyphenate="true"/>
    </style:style>
    <style:style style:name="T614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61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16" style:parent-style-name="Normal" style:family="paragraph">
      <style:paragraph-properties style:text-autospace="none" style:vertical-align="auto"/>
      <style:text-properties fo:hyphenate="true"/>
    </style:style>
    <style:style style:name="T6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1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6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2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3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32" style:parent-style-name="Normal" style:family="paragraph">
      <style:paragraph-properties style:text-autospace="none" style:vertical-align="auto"/>
      <style:text-properties fo:hyphenate="true"/>
    </style:style>
    <style:style style:name="T6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63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4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4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48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4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50" style:parent-style-name="Normal" style:family="paragraph">
      <style:paragraph-properties style:text-autospace="none" style:vertical-align="auto"/>
      <style:text-properties fo:hyphenate="true"/>
    </style:style>
    <style:style style:name="T65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60" style:parent-style-name="Normal" style:family="paragraph">
      <style:paragraph-properties style:text-autospace="none" style:vertical-align="auto"/>
      <style:text-properties fo:hyphenate="true"/>
    </style:style>
    <style:style style:name="T6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6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66" style:parent-style-name="Normal" style:family="paragraph">
      <style:paragraph-properties style:text-autospace="none" style:vertical-align="auto"/>
      <style:text-properties fo:hyphenate="true"/>
    </style:style>
    <style:style style:name="T6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6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8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8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8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1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692" style:parent-style-name="Normal" style:family="paragraph">
      <style:paragraph-properties style:text-autospace="none" style:vertical-align="auto"/>
      <style:text-properties fo:hyphenate="true"/>
    </style:style>
    <style:style style:name="T6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1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1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1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1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1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1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1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17" style:parent-style-name="Normal" style:family="paragraph">
      <style:paragraph-properties style:text-autospace="none" style:vertical-align="auto"/>
      <style:text-properties fo:hyphenate="true"/>
    </style:style>
    <style:style style:name="T71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71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20" style:parent-style-name="Normal" style:family="paragraph">
      <style:paragraph-properties style:text-autospace="none" style:vertical-align="auto"/>
      <style:text-properties fo:hyphenate="true"/>
    </style:style>
    <style:style style:name="T721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72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23" style:parent-style-name="Normal" style:family="paragraph">
      <style:paragraph-properties style:text-autospace="none" style:vertical-align="auto"/>
      <style:text-properties fo:hyphenate="true"/>
    </style:style>
    <style:style style:name="T72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2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2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730" style:parent-style-name="Normal" style:family="paragraph">
      <style:paragraph-properties style:text-autospace="none" style:vertical-align="auto"/>
      <style:text-properties fo:hyphenate="true"/>
    </style:style>
    <style:style style:name="T73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3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73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36" style:parent-style-name="Normal" style:family="paragraph">
      <style:paragraph-properties style:text-autospace="none" style:vertical-align="auto"/>
      <style:text-properties fo:hyphenate="true"/>
    </style:style>
    <style:style style:name="T7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3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4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9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61" style:parent-style-name="Normal" style:family="paragraph">
      <style:paragraph-properties style:text-autospace="none" style:vertical-align="auto"/>
      <style:text-properties fo:hyphenate="true"/>
    </style:style>
    <style:style style:name="T7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6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6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6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6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68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7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2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74" style:parent-style-name="Normal" style:family="paragraph">
      <style:paragraph-properties style:text-autospace="none" style:vertical-align="auto"/>
      <style:text-properties fo:hyphenate="true"/>
    </style:style>
    <style:style style:name="T7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8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8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87" style:parent-style-name="Normal" style:family="paragraph">
      <style:paragraph-properties style:text-autospace="none" style:vertical-align="auto"/>
      <style:text-properties fo:hyphenate="true"/>
    </style:style>
    <style:style style:name="T7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9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4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9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9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99" style:parent-style-name="Normal" style:family="paragraph">
      <style:paragraph-properties style:text-autospace="none" style:vertical-align="auto"/>
      <style:text-properties fo:hyphenate="true"/>
    </style:style>
    <style:style style:name="T8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10" style:parent-style-name="Normal" style:family="paragraph">
      <style:paragraph-properties style:text-autospace="none" style:vertical-align="auto"/>
      <style:text-properties fo:hyphenate="true"/>
    </style:style>
    <style:style style:name="T8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1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17" style:parent-style-name="Normal" style:family="paragraph">
      <style:paragraph-properties style:text-autospace="none" style:vertical-align="auto"/>
      <style:text-properties fo:hyphenate="true"/>
    </style:style>
    <style:style style:name="T81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1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2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2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23" style:parent-style-name="Normal" style:family="paragraph">
      <style:paragraph-properties style:text-autospace="none" style:vertical-align="auto"/>
      <style:text-properties fo:hyphenate="true"/>
    </style:style>
    <style:style style:name="T82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25" style:parent-style-name="Normal" style:family="paragraph">
      <style:paragraph-properties style:text-autospace="none" style:vertical-align="auto"/>
      <style:text-properties fo:hyphenate="true"/>
    </style:style>
    <style:style style:name="T826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82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28" style:parent-style-name="Normal" style:family="paragraph">
      <style:paragraph-properties style:text-autospace="none" style:vertical-align="auto"/>
      <style:text-properties fo:hyphenate="true"/>
    </style:style>
    <style:style style:name="T829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30" style:parent-style-name="Normal" style:family="paragraph">
      <style:paragraph-properties style:text-autospace="none" style:vertical-align="auto"/>
      <style:text-properties fo:hyphenate="true"/>
    </style:style>
    <style:style style:name="T83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3" style:parent-style-name="Fuentedepárrafopredeter." style:family="text">
      <style:text-properties style:font-name="Courier New" style:font-name-complex="Courier New" fo:color="#FF00FF" style:letter-kerning="false" fo:font-size="10pt" style:font-size-asian="10pt" style:font-size-complex="10pt" fo:background-color="#FFFFFF" style:language-complex="ar" style:country-complex="SA"/>
    </style:style>
    <style:style style:name="T8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37" style:parent-style-name="Normal" style:family="paragraph">
      <style:paragraph-properties style:text-autospace="none" style:vertical-align="auto"/>
      <style:text-properties fo:hyphenate="true"/>
    </style:style>
    <style:style style:name="T8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42" style:parent-style-name="Normal" style:family="paragraph">
      <style:paragraph-properties style:text-autospace="none" style:vertical-align="auto"/>
      <style:text-properties fo:hyphenate="true"/>
    </style:style>
    <style:style style:name="T8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4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49" style:parent-style-name="Normal" style:family="paragraph">
      <style:paragraph-properties style:text-autospace="none" style:vertical-align="auto"/>
      <style:text-properties fo:hyphenate="true"/>
    </style:style>
    <style:style style:name="T8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60" style:parent-style-name="Normal" style:family="paragraph">
      <style:paragraph-properties style:text-autospace="none" style:vertical-align="auto"/>
      <style:text-properties fo:hyphenate="true"/>
    </style:style>
    <style:style style:name="T8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6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67" style:parent-style-name="Normal" style:family="paragraph">
      <style:paragraph-properties style:text-autospace="none" style:vertical-align="auto"/>
      <style:text-properties fo:hyphenate="true"/>
    </style:style>
    <style:style style:name="T8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871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72" style:parent-style-name="Normal" style:family="paragraph">
      <style:paragraph-properties style:text-autospace="none" style:vertical-align="auto"/>
      <style:text-properties fo:hyphenate="true"/>
    </style:style>
    <style:style style:name="T87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74" style:parent-style-name="Normal" style:family="paragraph">
      <style:paragraph-properties style:text-autospace="none" style:vertical-align="auto"/>
      <style:text-properties fo:hyphenate="true"/>
    </style:style>
    <style:style style:name="T8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7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0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8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9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93" style:parent-style-name="Normal" style:family="paragraph">
      <style:paragraph-properties style:text-autospace="none" style:vertical-align="auto"/>
      <style:text-properties fo:hyphenate="true"/>
    </style:style>
    <style:style style:name="T89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95" style:parent-style-name="Normal" style:family="paragraph">
      <style:paragraph-properties style:text-autospace="none" style:vertical-align="auto"/>
      <style:text-properties fo:hyphenate="true"/>
    </style:style>
    <style:style style:name="T8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9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0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1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1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13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1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15" style:parent-style-name="Normal" style:family="paragraph">
      <style:paragraph-properties style:text-autospace="none" style:vertical-align="auto"/>
      <style:text-properties fo:hyphenate="true"/>
    </style:style>
    <style:style style:name="T916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91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18" style:parent-style-name="Normal" style:family="paragraph">
      <style:paragraph-properties style:text-autospace="none" style:vertical-align="auto"/>
      <style:text-properties fo:hyphenate="true"/>
    </style:style>
    <style:style style:name="T919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92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21" style:parent-style-name="Normal" style:family="paragraph">
      <style:paragraph-properties style:text-autospace="none" style:vertical-align="auto"/>
      <style:text-properties fo:hyphenate="true"/>
    </style:style>
    <style:style style:name="T92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2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2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3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31" style:parent-style-name="Normal" style:family="paragraph">
      <style:paragraph-properties style:text-autospace="none" style:vertical-align="auto"/>
      <style:text-properties fo:hyphenate="true"/>
    </style:style>
    <style:style style:name="T9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3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3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3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38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2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6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4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52" style:parent-style-name="Normal" style:family="paragraph">
      <style:paragraph-properties style:text-autospace="none" style:vertical-align="auto"/>
      <style:text-properties fo:hyphenate="true"/>
    </style:style>
    <style:style style:name="T95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954" style:parent-style-name="Normal" style:family="paragraph">
      <style:paragraph-properties style:text-autospace="none" style:vertical-align="auto"/>
      <style:text-properties fo:hyphenate="true"/>
    </style:style>
    <style:style style:name="T95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5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6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65" style:parent-style-name="Normal" style:family="paragraph">
      <style:paragraph-properties style:text-autospace="none" style:vertical-align="auto"/>
      <style:text-properties fo:hyphenate="true"/>
    </style:style>
    <style:style style:name="T96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7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7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77" style:parent-style-name="Normal" style:family="paragraph">
      <style:paragraph-properties style:text-autospace="none" style:vertical-align="auto"/>
      <style:text-properties fo:hyphenate="true"/>
    </style:style>
    <style:style style:name="T97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84" style:parent-style-name="Normal" style:family="paragraph">
      <style:paragraph-properties style:text-autospace="none" style:vertical-align="auto"/>
      <style:text-properties fo:hyphenate="true"/>
    </style:style>
    <style:style style:name="T98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8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91" style:parent-style-name="Normal" style:family="paragraph">
      <style:paragraph-properties style:text-autospace="none" style:vertical-align="auto"/>
      <style:text-properties fo:hyphenate="true"/>
    </style:style>
    <style:style style:name="T99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9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98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9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00" style:parent-style-name="Normal" style:family="paragraph">
      <style:paragraph-properties style:text-autospace="none" style:vertical-align="auto"/>
      <style:text-properties fo:hyphenate="true"/>
    </style:style>
    <style:style style:name="T1001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02" style:parent-style-name="Normal" style:family="paragraph">
      <style:paragraph-properties style:text-autospace="none" style:vertical-align="auto"/>
      <style:text-properties fo:hyphenate="true"/>
    </style:style>
    <style:style style:name="T100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0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0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2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25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2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28" style:parent-style-name="Normal" style:family="paragraph">
      <style:paragraph-properties style:text-autospace="none" style:vertical-align="auto"/>
      <style:text-properties fo:hyphenate="true"/>
    </style:style>
    <style:style style:name="T1029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30" style:parent-style-name="Normal" style:family="paragraph">
      <style:paragraph-properties style:text-autospace="none" style:vertical-align="auto"/>
      <style:text-properties fo:hyphenate="true"/>
    </style:style>
    <style:style style:name="T1031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103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33" style:parent-style-name="Normal" style:family="paragraph">
      <style:paragraph-properties style:text-autospace="none" style:vertical-align="auto"/>
      <style:text-properties fo:hyphenate="true"/>
    </style:style>
    <style:style style:name="T10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3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3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38" style:parent-style-name="Normal" style:family="paragraph">
      <style:paragraph-properties style:text-autospace="none" style:vertical-align="auto"/>
      <style:text-properties fo:hyphenate="true"/>
    </style:style>
    <style:style style:name="T10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4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50" style:parent-style-name="Normal" style:family="paragraph">
      <style:paragraph-properties style:text-autospace="none" style:vertical-align="auto"/>
      <style:text-properties fo:hyphenate="true"/>
    </style:style>
    <style:style style:name="T105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0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61" style:parent-style-name="Normal" style:family="paragraph">
      <style:paragraph-properties style:text-autospace="none" style:vertical-align="auto"/>
      <style:text-properties fo:hyphenate="true"/>
    </style:style>
    <style:style style:name="T10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66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6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74" style:parent-style-name="Normal" style:family="paragraph">
      <style:paragraph-properties style:text-autospace="none" style:vertical-align="auto"/>
      <style:text-properties fo:hyphenate="true"/>
    </style:style>
    <style:style style:name="T10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7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83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0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8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86" style:parent-style-name="Normal" style:family="paragraph">
      <style:paragraph-properties style:text-autospace="none" style:vertical-align="auto"/>
      <style:text-properties fo:hyphenate="true"/>
    </style:style>
    <style:style style:name="T10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9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9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9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9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9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96" style:parent-style-name="Normal" style:family="paragraph">
      <style:paragraph-properties style:text-autospace="none" style:vertical-align="auto"/>
      <style:text-properties fo:hyphenate="true"/>
    </style:style>
    <style:style style:name="T1097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98" style:parent-style-name="Normal" style:family="paragraph">
      <style:paragraph-properties style:text-autospace="none" style:vertical-align="auto"/>
      <style:text-properties fo:hyphenate="true"/>
    </style:style>
    <style:style style:name="T1099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110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101" style:parent-style-name="Normal" style:family="paragraph">
      <style:paragraph-properties style:text-autospace="none" style:vertical-align="auto"/>
      <style:text-properties fo:hyphenate="true"/>
    </style:style>
    <style:style style:name="T11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110" style:parent-style-name="Normal" style:family="paragraph">
      <style:paragraph-properties style:text-autospace="none" style:vertical-align="auto"/>
      <style:text-properties fo:hyphenate="true"/>
    </style:style>
    <style:style style:name="T11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5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1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0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1121" style:parent-style-name="Normal" style:family="paragraph">
      <style:paragraph-properties style:text-autospace="none" style:vertical-align="auto"/>
      <style:text-properties fo:hyphenate="true"/>
    </style:style>
    <style:style style:name="T112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2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2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2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0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3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132" style:parent-style-name="Normal" style:family="paragraph">
      <style:paragraph-properties style:text-autospace="none" style:vertical-align="auto"/>
      <style:text-properties fo:hyphenate="true"/>
    </style:style>
    <style:style style:name="T11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3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1140" style:parent-style-name="Normal" style:family="paragraph">
      <style:paragraph-properties style:text-autospace="none" style:vertical-align="auto"/>
      <style:text-properties fo:hyphenate="true"/>
    </style:style>
    <style:style style:name="T11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4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4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4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4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5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151" style:parent-style-name="Normal" style:family="paragraph">
      <style:paragraph-properties style:text-autospace="none" style:vertical-align="auto"/>
      <style:text-properties fo:hyphenate="true"/>
    </style:style>
    <style:style style:name="T11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60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6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6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164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1165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1166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116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16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16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7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171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1172" style:parent-style-name="Standard" style:family="paragraph">
      <style:paragraph-properties fo:text-align="justify"/>
      <style:text-properties style:font-name="Times New Roman" style:font-name-complex="Times New Roman" fo:color="#C9211E"/>
    </style:style>
  </office:automatic-styles>
  <office:body>
    <office:text text:use-soft-page-breaks="true">
      <text:p text:style-name="P1">John Alexander Tami Buitrago</text:p>
      <text:p text:style-name="P2"/>
      <text:p text:style-name="P3"/>
      <text:p text:style-name="P4">Prueba de Programación</text:p>
      <text:p text:style-name="P5"/>
      <text:p text:style-name="P6">Instrucciones:</text:p>
      <text:p text:style-name="P7"/>
      <text:p text:style-name="P8">- Enviar tus respuestas a más tardar a día siguiente de haber recibido este documento.</text:p>
      <text:p text:style-name="P9">- Las respuestas podrán ser enviadas en un PDF, un notebook, o con un link a tu repositorio de GitHub.</text:p>
      <text:p text:style-name="P10">-<text:s/>Debes especificar claramente las respuestas de cada inciso, e indicar el código usado.</text:p>
      <text:p text:style-name="P11"/>
      <text:p text:style-name="P12">Preguntas teóricas</text:p>
      <text:p text:style-name="P13"/>
      <text:p text:style-name="P14">Pregunta 1: ¿Qué es Python?</text:p>
      <text:p text:style-name="P15">Pregunta 2: ¿Consideras que Python es mejor a Java? ¿Por qué?</text:p>
      <text:p text:style-name="P16">Pregunta 3: ¿Cuántos tipos de datos existen en Python?</text:p>
      <text:p text:style-name="P17">Pregunta 4: ¿Cuál es la diferencia entre tupla y lista?</text:p>
      <text:p text:style-name="P18">Pregunta 5: ¿Qué es PEP8?</text:p>
      <text:p text:style-name="P19">Pregunta 6: ¿Qué es "pickling" y "unpickling"?</text:p>
      <text:p text:style-name="P20">Pregunta 7: ¿Qué es "lambda"?</text:p>
      <text:p text:style-name="P21">Pregunta 8: ¿Cómo se administra la memoria dentro del lenguaje Python?</text:p>
      <text:p text:style-name="P22">Pregunta 9: ¿Qué<text:s/>es "pass"?</text:p>
      <text:p text:style-name="P23">Pregunta 10: ¿Puedes copiar un objeto en el lenguaje Python?</text:p>
      <text:p text:style-name="P24">Pregunta 11; ?Cómo borrar un archivo dentro de Python?</text:p>
      <text:p text:style-name="P25">Pregunta 12: ¿Qué es un "diccionario"?</text:p>
      <text:p text:style-name="P26">Pregunta 13: ¿Es Python un lenguaje de programación interpretado?</text:p>
      <text:p text:style-name="P27">Pregunta 14: ¿Cómo Python se considera un lenguaje orientado a objetos?</text:p>
      <text:p text:style-name="P28">Pregunta 15: ¿Qué es “slicing"?</text:p>
      <text:p text:style-name="P29">Pregunta 16: Según la guía de estilos PEP8 ¿cómo deben escribirse las constantes?</text:p>
      <text:p text:style-name="P30">Pregunta 17: ¿Qué es virtualenv y como lo inicias con un interpretador de Python especifico?</text:p>
      <text:p text:style-name="P31"/>
      <text:p text:style-name="P32"/>
      <text:p text:style-name="P33"/>
      <text:soft-page-break/>
      <text:p text:style-name="P34">Ejercicio práctico</text:p>
      <text:p text:style-name="P35">(Ejercicio_practico.py)</text:p>
      <text:p text:style-name="P36"/>
      <text:p text:style-name="P37">En el correo, se adjunta un archivo JSON con tweets.<text:s/>Debes leer el archivo en Python y obtener las siguientes métricas:</text:p>
      <text:p text:style-name="P38"/>
      <text:list text:style-name="LFO1" text:continue-numbering="true">
        <text:list-item>
          <text:p text:style-name="P39">Numero de tweets</text:p>
        </text:list-item>
      </text:list>
      <text:p text:style-name="P40"/>
      <text:p text:style-name="P41"><text:span text:style-name="T42">import</text:span><text:span text:style-name="T43"><text:s/>json</text:span></text:p>
      <text:p text:style-name="P44"/>
      <text:p text:style-name="P45"><text:span text:style-name="T46">with</text:span><text:span text:style-name="T47"><text:s/></text:span><text:span text:style-name="T48">open</text:span><text:span text:style-name="T49">(</text:span><text:span text:style-name="T50">'tweets_test.json'</text:span><text:span text:style-name="T51">)</text:span><text:span text:style-name="T52"><text:s/></text:span><text:span text:style-name="T53">as</text:span><text:span text:style-name="T54"><text:s/>file</text:span><text:span text:style-name="T55">:</text:span></text:p>
      <text:p text:style-name="P56"><text:span text:style-name="T57"><text:s text:c="4"/>data<text:s/></text:span><text:span text:style-name="T58">=</text:span><text:span text:style-name="T59"><text:s/>json</text:span><text:span text:style-name="T60">.</text:span><text:span text:style-name="T61">load</text:span><text:span text:style-name="T62">(</text:span><text:span text:style-name="T63">file</text:span><text:span text:style-name="T64">)</text:span></text:p>
      <text:p text:style-name="P65"/>
      <text:p text:style-name="P66"><text:span text:style-name="T67">print</text:span><text:span text:style-name="T68">(</text:span><text:span text:style-name="T69">"El número de Tweets es"</text:span><text:span text:style-name="T70">,</text:span><text:span text:style-name="T71"><text:s/></text:span><text:span text:style-name="T72">len</text:span><text:span text:style-name="T73">(</text:span><text:span text:style-name="T74">data</text:span><text:span text:style-name="T75">))</text:span></text:p>
      <text:p text:style-name="P76"/>
      <text:p text:style-name="P77"/>
      <text:p text:style-name="P78"/>
      <text:list text:style-name="LFO1" text:continue-numbering="true">
        <text:list-item>
          <text:p text:style-name="P79">Lista de los usuarios autores de los tweets (tip: el nombre de usuario está en user &gt; screen_name).</text:p>
        </text:list-item>
      </text:list>
      <text:p text:style-name="P80"/>
      <text:p text:style-name="P81"><text:span text:style-name="T82">Usuarios</text:span><text:span text:style-name="T83">=[]</text:span></text:p>
      <text:p text:style-name="P84"><text:span text:style-name="T85">for</text:span><text:span text:style-name="T86"><text:s/>n<text:s/></text:span><text:span text:style-name="T87">in</text:span><text:span text:style-name="T88"><text:s/>data</text:span><text:span text:style-name="T89">.</text:span><text:span text:style-name="T90">keys</text:span><text:span text:style-name="T91">():</text:span></text:p>
      <text:p text:style-name="P92"><text:span text:style-name="T93"><text:s text:c="4"/>Usuarios</text:span><text:span text:style-name="T94">.</text:span><text:span text:style-name="T95">append</text:span><text:span text:style-name="T96">(</text:span><text:span text:style-name="T97">data</text:span><text:span text:style-name="T98">[</text:span><text:span text:style-name="T99">n</text:span><text:span text:style-name="T100">][</text:span><text:span text:style-name="T101">"user"</text:span><text:span text:style-name="T102">][</text:span><text:span text:style-name="T103">"screen_name"</text:span><text:span text:style-name="T104">])</text:span></text:p>
      <text:p text:style-name="P105"><text:span text:style-name="T106"><text:s text:c="4"/></text:span><text:span text:style-name="T107">#print(data[n]["user"]["screen_name"])</text:span></text:p>
      <text:p text:style-name="P108"><text:span text:style-name="T109">Usuarios1</text:span><text:span text:style-name="T110">=</text:span><text:span text:style-name="T111">set</text:span><text:span text:style-name="T112">(</text:span><text:span text:style-name="T113">Usuarios</text:span><text:span text:style-name="T114">)</text:span><text:span text:style-name="T115"><text:s text:c="2"/></text:span></text:p>
      <text:p text:style-name="P116"><text:span text:style-name="T117">print</text:span><text:span text:style-name="T118">(</text:span><text:span text:style-name="T119">"Lista de usuarios:\n"</text:span><text:span text:style-name="T120">,</text:span><text:span text:style-name="T121">"\n"</text:span><text:span text:style-name="T122">.</text:span><text:span text:style-name="T123">join</text:span><text:span text:style-name="T124">(</text:span><text:span text:style-name="T125">Usuarios1</text:span><text:span text:style-name="T126">))</text:span></text:p>
      <text:p text:style-name="P127"/>
      <text:p text:style-name="P128"/>
      <text:list text:style-name="LFO1" text:continue-numbering="true">
        <text:list-item>
          <text:p text:style-name="P129"><text:s/>Totalizador del numero de seguidores de todos los usuarios (tip: los seguidores están en user &gt; followers_count)</text:p>
        </text:list-item>
      </text:list>
      <text:p text:style-name="P130"/>
      <text:p text:style-name="P131"><text:span text:style-name="T132">Total_seguidores</text:span><text:span text:style-name="T133">=</text:span><text:span text:style-name="T134">0</text:span></text:p>
      <text:p text:style-name="P135"><text:span text:style-name="T136">for</text:span><text:span text:style-name="T137"><text:s/>n<text:s/></text:span><text:span text:style-name="T138">in</text:span><text:span text:style-name="T139"><text:s/>data</text:span><text:span text:style-name="T140">.</text:span><text:span text:style-name="T141">keys</text:span><text:span text:style-name="T142">():</text:span></text:p>
      <text:p text:style-name="P143"><text:span text:style-name="T144"><text:s text:c="4"/>Total_seguidores</text:span><text:span text:style-name="T145">=</text:span><text:span text:style-name="T146">Total_seguidores<text:s/></text:span><text:span text:style-name="T147">+</text:span><text:span text:style-name="T148"><text:s/>data</text:span><text:span text:style-name="T149">[</text:span><text:span text:style-name="T150">n</text:span><text:span text:style-name="T151">][</text:span><text:span text:style-name="T152">"user"</text:span><text:span text:style-name="T153">][</text:span><text:span text:style-name="T154">"followers_count"</text:span><text:span text:style-name="T155">]</text:span></text:p>
      <text:p text:style-name="P156"><text:span text:style-name="T157">print</text:span><text:span text:style-name="T158">(</text:span><text:span text:style-name="T159">"El número de seguidores de todos los usuarios es "</text:span><text:span text:style-name="T160">,</text:span><text:span text:style-name="T161">Total_seguidores</text:span><text:span text:style-name="T162">)</text:span></text:p>
      <text:p text:style-name="P163"/>
      <text:p text:style-name="P164"/>
      <text:list text:style-name="LFO1" text:continue-numbering="true">
        <text:list-item>
          <text:p text:style-name="P165"><text:s/>Obtén una lista de todos los usuarios mencionados en<text:s/>los tweets</text:p>
        </text:list-item>
      </text:list>
      <text:p text:style-name="P166"/>
      <text:p text:style-name="P167"><text:span text:style-name="T168">Usuarios_menc</text:span><text:span text:style-name="T169">=[]</text:span></text:p>
      <text:p text:style-name="P170"><text:span text:style-name="T171">for</text:span><text:span text:style-name="T172"><text:s/>n<text:s/></text:span><text:span text:style-name="T173">in</text:span><text:span text:style-name="T174"><text:s/>data</text:span><text:span text:style-name="T175">.</text:span><text:span text:style-name="T176">keys</text:span><text:span text:style-name="T177">():</text:span></text:p>
      <text:p text:style-name="P178"><text:span text:style-name="T179"><text:s text:c="4"/></text:span><text:span text:style-name="T180">for</text:span><text:span text:style-name="T181"><text:s/>i<text:s/></text:span><text:span text:style-name="T182">in</text:span><text:span text:style-name="T183"><text:s/>data</text:span><text:span text:style-name="T184">[</text:span><text:span text:style-name="T185">n</text:span><text:span text:style-name="T186">][</text:span><text:span text:style-name="T187">"real_entities"</text:span><text:span text:style-name="T188">][</text:span><text:span text:style-name="T189">"user_mentions"</text:span><text:span text:style-name="T190">]:</text:span></text:p>
      <text:p text:style-name="P191"><text:span text:style-name="T192"><text:s text:c="8"/>Usuarios_menc</text:span><text:span text:style-name="T193">.</text:span><text:span text:style-name="T194">append</text:span><text:span text:style-name="T195">(</text:span><text:span text:style-name="T196">i</text:span><text:span text:style-name="T197">[</text:span><text:span text:style-name="T198">"screen_name"</text:span><text:span text:style-name="T199">])</text:span></text:p>
      <text:p text:style-name="P200"><text:span text:style-name="T201"><text:s text:c="8"/></text:span><text:span text:style-name="T202">#print(data[n]["user"]["screen_name"])</text:span></text:p>
      <text:p text:style-name="P203"><text:span text:style-name="T204">Usuarios_menc1</text:span><text:span text:style-name="T205">=</text:span><text:span text:style-name="T206">set</text:span><text:span text:style-name="T207">(</text:span><text:span text:style-name="T208">Usuarios_menc</text:span><text:span text:style-name="T209">)</text:span><text:span text:style-name="T210"><text:s text:c="2"/></text:span></text:p>
      <text:p text:style-name="P211"><text:span text:style-name="T212">print</text:span><text:span text:style-name="T213">(</text:span><text:span text:style-name="T214">"Lista de usuarios mencionados en todos los tweets:\n"</text:span><text:span text:style-name="T215">,</text:span><text:span text:style-name="T216">"\n"</text:span><text:span text:style-name="T217">.</text:span><text:span text:style-name="T218">join</text:span><text:span text:style-name="T219">(</text:span><text:span text:style-name="T220">Usuarios1</text:span><text:span text:style-name="T221">))</text:span></text:p>
      <text:p text:style-name="P222"/>
      <text:p text:style-name="P223"/>
      <text:list text:style-name="LFO1" text:continue-numbering="true">
        <text:list-item>
          <text:p text:style-name="P224"><text:s/>Obtén el total de tweets con tendencia 0, 1 y 2 respectivamente</text:p>
        </text:list-item>
      </text:list>
      <text:p text:style-name="P225"/>
      <text:p text:style-name="P226"><text:span text:style-name="T227">Tend_0</text:span><text:span text:style-name="T228">=</text:span><text:span text:style-name="T229">0</text:span></text:p>
      <text:p text:style-name="P230"><text:span text:style-name="T231">Tend_1</text:span><text:span text:style-name="T232">=</text:span><text:span text:style-name="T233">0</text:span></text:p>
      <text:p text:style-name="P234"><text:span text:style-name="T235">Tend_2</text:span><text:span text:style-name="T236">=</text:span><text:span text:style-name="T237">0</text:span></text:p>
      <text:p text:style-name="P238"><text:span text:style-name="T239">for</text:span><text:span text:style-name="T240"><text:s/>n<text:s/></text:span><text:span text:style-name="T241">in</text:span><text:span text:style-name="T242"><text:s/>data</text:span><text:span text:style-name="T243">.</text:span><text:span text:style-name="T244">keys</text:span><text:span text:style-name="T245">():</text:span></text:p>
      <text:soft-page-break/>
      <text:p text:style-name="P246"><text:span text:style-name="T247"><text:s text:c="4"/></text:span><text:span text:style-name="T248">print</text:span><text:span text:style-name="T249">(</text:span><text:span text:style-name="T250">n</text:span><text:span text:style-name="T251">)</text:span></text:p>
      <text:p text:style-name="P252"><text:span text:style-name="T253"><text:s text:c="4"/></text:span><text:span text:style-name="T254">if</text:span><text:span text:style-name="T255"><text:s/>data</text:span><text:span text:style-name="T256">[</text:span><text:span text:style-name="T257">n</text:span><text:span text:style-name="T258">][</text:span><text:span text:style-name="T259">"tendencia"</text:span><text:span text:style-name="T260">]</text:span><text:span text:style-name="T261"><text:s/></text:span><text:span text:style-name="T262">==</text:span><text:span text:style-name="T263"><text:s/></text:span><text:span text:style-name="T264">"0"</text:span><text:span text:style-name="T265">:</text:span></text:p>
      <text:p text:style-name="P266"><text:span text:style-name="T267"><text:s text:c="8"/>Tend_0</text:span><text:span text:style-name="T268">=</text:span><text:span text:style-name="T269">Tend_0</text:span><text:span text:style-name="T270">+</text:span><text:span text:style-name="T271">1</text:span></text:p>
      <text:p text:style-name="P272"><text:span text:style-name="T273"><text:s text:c="4"/></text:span><text:span text:style-name="T274">elif</text:span><text:span text:style-name="T275"><text:s/>data</text:span><text:span text:style-name="T276">[</text:span><text:span text:style-name="T277">n</text:span><text:span text:style-name="T278">][</text:span><text:span text:style-name="T279">"tendencia"</text:span><text:span text:style-name="T280">]</text:span><text:span text:style-name="T281"><text:s/></text:span><text:span text:style-name="T282">==</text:span><text:span text:style-name="T283"><text:s/></text:span><text:span text:style-name="T284">"1"</text:span><text:span text:style-name="T285">:</text:span></text:p>
      <text:p text:style-name="P286"><text:span text:style-name="T287"><text:s text:c="8"/>Tend_1</text:span><text:span text:style-name="T288">=</text:span><text:span text:style-name="T289">Tend_1</text:span><text:span text:style-name="T290">+</text:span><text:span text:style-name="T291">1</text:span></text:p>
      <text:p text:style-name="P292"><text:span text:style-name="T293"><text:s text:c="4"/></text:span><text:span text:style-name="T294">elif</text:span><text:span text:style-name="T295"><text:s/>data</text:span><text:span text:style-name="T296">[</text:span><text:span text:style-name="T297">n</text:span><text:span text:style-name="T298">][</text:span><text:span text:style-name="T299">"tendencia"</text:span><text:span text:style-name="T300">]</text:span><text:span text:style-name="T301"><text:s/></text:span><text:span text:style-name="T302">==</text:span><text:span text:style-name="T303"><text:s/></text:span><text:span text:style-name="T304">"2"</text:span><text:span text:style-name="T305">:</text:span></text:p>
      <text:p text:style-name="P306"><text:span text:style-name="T307"><text:s text:c="8"/>Tend_2</text:span><text:span text:style-name="T308">=</text:span><text:span text:style-name="T309">Tend_2</text:span><text:span text:style-name="T310">+</text:span><text:span text:style-name="T311">1</text:span></text:p>
      <text:p text:style-name="P312"><text:s text:c="8"/></text:p>
      <text:p text:style-name="P313"><text:span text:style-name="T314">print</text:span><text:span text:style-name="T315">(</text:span><text:span text:style-name="T316">"Total de Tweets con tendencia 0 es: "</text:span><text:span text:style-name="T317">,</text:span><text:span text:style-name="T318">Tend_0</text:span><text:span text:style-name="T319">)</text:span></text:p>
      <text:p text:style-name="P320"><text:span text:style-name="T321">print</text:span><text:span text:style-name="T322">(</text:span><text:span text:style-name="T323">"Total de Tweets con tendencia 1 es: "</text:span><text:span text:style-name="T324">,</text:span><text:span text:style-name="T325">Tend_1</text:span><text:span text:style-name="T326">)</text:span></text:p>
      <text:p text:style-name="P327"><text:span text:style-name="T328">print</text:span><text:span text:style-name="T329">(</text:span><text:span text:style-name="T330">"Total de Tweets con tendencia 2 es: "</text:span><text:span text:style-name="T331">,</text:span><text:span text:style-name="T332">Tend_2</text:span><text:span text:style-name="T333">)</text:span></text:p>
      <text:p text:style-name="P334"/>
      <text:p text:style-name="P335"/>
      <text:soft-page-break/>
      <text:p text:style-name="P336">Análisis de sentimientos</text:p>
      <text:p text:style-name="P337">(Analisis_de_sentimientos.py)</text:p>
      <text:p text:style-name="P338"/>
      <text:p text:style-name="P339">El objetivo es detectar el “discurso de odio” en los tweets.</text:p>
      <text:p text:style-name="P340"/>
      <text:list text:style-name="LFO2" text:continue-numbering="true">
        <text:list-item>
          <text:p text:style-name="P341">Decimos que un tweet contiene discurso de odio si tiene un sentimiento racista o sexista asociado con él. Por lo tanto, la tarea es clasificar los tweets<text:s/>racistas o sexistas de otros tweets.</text:p>
        </text:list-item>
      </text:list>
      <text:p text:style-name="P342"/>
      <text:list text:style-name="LFO2" text:continue-numbering="true">
        <text:list-item>
          <text:p text:style-name="P343">Dada una muestra de entrenamiento de tweets y etiquetas, donde la etiqueta '1' denota que el tweet es racista/sexista y la etiqueta '0' denota que el tweet no es racista/sexista, su objetivo es predecir las etiquetas en el conjunto de datos de prueba.</text:p>
        </text:list-item>
      </text:list>
      <text:p text:style-name="P344"/>
      <text:list text:style-name="LFO3" text:continue-numbering="true">
        <text:list-item>
          <text:p text:style-name="P345">Base de datos: analisis_sentimientos.zip</text:p>
        </text:list-item>
      </text:list>
      <text:p text:style-name="P346"/>
      <text:p text:style-name="P347"><text:span text:style-name="T348"># -*- coding: utf-8 -*-</text:span></text:p>
      <text:p text:style-name="P349">"""</text:p>
      <text:p text:style-name="P350">Created on Thu Dec 23 11:02:21 2021</text:p>
      <text:p text:style-name="P351"/>
      <text:p text:style-name="P352">@author: John Tami</text:p>
      <text:p text:style-name="P353"><text:span text:style-name="T354">"""</text:span></text:p>
      <text:p text:style-name="P355"/>
      <text:p text:style-name="P356"><text:span text:style-name="T357">""" Lectura de los datos de entrenamiento y de test """</text:span></text:p>
      <text:p text:style-name="P358"><text:span text:style-name="T359">import</text:span><text:span text:style-name="T360"><text:s/>pandas<text:s/></text:span><text:span text:style-name="T361">as</text:span><text:span text:style-name="T362"><text:s/>pd</text:span></text:p>
      <text:p text:style-name="P363"/>
      <text:p text:style-name="P364"><text:span text:style-name="T365">train <text:s/></text:span><text:span text:style-name="T366">=</text:span><text:span text:style-name="T367"><text:s/>pd</text:span><text:span text:style-name="T368">.</text:span><text:span text:style-name="T369">read_csv</text:span><text:span text:style-name="T370">(</text:span><text:span text:style-name="T371">'train.csv'</text:span><text:span text:style-name="T372">)</text:span></text:p>
      <text:p text:style-name="P373"><text:span text:style-name="T374">test<text:s/></text:span><text:span text:style-name="T375">=</text:span><text:span text:style-name="T376"><text:s/>pd</text:span><text:span text:style-name="T377">.</text:span><text:span text:style-name="T378">read_csv</text:span><text:span text:style-name="T379">(</text:span><text:span text:style-name="T380">'test.csv'</text:span><text:span text:style-name="T381">)</text:span></text:p>
      <text:p text:style-name="P382"/>
      <text:p text:style-name="P383"><text:span text:style-name="T384">#%%</text:span></text:p>
      <text:p text:style-name="P385"><text:span text:style-name="T386">""" Limpieza de los Tweets """</text:span></text:p>
      <text:p text:style-name="P387"/>
      <text:p text:style-name="P388"><text:span text:style-name="T389">import</text:span><text:span text:style-name="T390"><text:s/>numpy<text:s/></text:span><text:span text:style-name="T391">as</text:span><text:span text:style-name="T392"><text:s/>np<text:s/></text:span></text:p>
      <text:p text:style-name="P393"><text:span text:style-name="T394">import</text:span><text:span text:style-name="T395"><text:s/>re</text:span></text:p>
      <text:p text:style-name="P396"/>
      <text:p text:style-name="P397"><text:span text:style-name="T398"># Función para limpieza de datos</text:span></text:p>
      <text:p text:style-name="P399"><text:span text:style-name="T400">def</text:span><text:span text:style-name="T401"><text:s/></text:span><text:span text:style-name="T402">eliminar_patrones</text:span><text:span text:style-name="T403">(</text:span><text:span text:style-name="T404">tex_original</text:span><text:span text:style-name="T405">,</text:span><text:span text:style-name="T406"><text:s/>patron</text:span><text:span text:style-name="T407">):</text:span></text:p>
      <text:p text:style-name="P408"><text:span text:style-name="T409"><text:s text:c="4"/>r<text:s/></text:span><text:span text:style-name="T410">=</text:span><text:span text:style-name="T411"><text:s/>re</text:span><text:span text:style-name="T412">.</text:span><text:span text:style-name="T413">findall</text:span><text:span text:style-name="T414">(</text:span><text:span text:style-name="T415">patron</text:span><text:span text:style-name="T416">,</text:span><text:span text:style-name="T417"><text:s/>tex_original</text:span><text:span text:style-name="T418">)</text:span></text:p>
      <text:p text:style-name="P419"><text:span text:style-name="T420"><text:s text:c="4"/></text:span><text:span text:style-name="T421">for</text:span><text:span text:style-name="T422"><text:s/>i<text:s/></text:span><text:span text:style-name="T423">in</text:span><text:span text:style-name="T424"><text:s/>r</text:span><text:span text:style-name="T425">:</text:span></text:p>
      <text:p text:style-name="P426"><text:span text:style-name="T427"><text:s text:c="8"/>tex_original<text:s/></text:span><text:span text:style-name="T428">=</text:span><text:span text:style-name="T429"><text:s/>re</text:span><text:span text:style-name="T430">.</text:span><text:span text:style-name="T431">sub</text:span><text:span text:style-name="T432">(</text:span><text:span text:style-name="T433">i</text:span><text:span text:style-name="T434">,</text:span><text:span text:style-name="T435"><text:s/></text:span><text:span text:style-name="T436">''</text:span><text:span text:style-name="T437">,</text:span><text:span text:style-name="T438"><text:s/>tex_original</text:span><text:span text:style-name="T439">)</text:span></text:p>
      <text:p text:style-name="P440"><text:span text:style-name="T441"><text:s text:c="4"/></text:span><text:span text:style-name="T442">return</text:span><text:span text:style-name="T443"><text:s/>tex_original<text:s/></text:span></text:p>
      <text:p text:style-name="P444"/>
      <text:p text:style-name="P445"><text:span text:style-name="T446"># Eliminar palabras que inicien con @ (@usuarios)</text:span></text:p>
      <text:p text:style-name="P447"><text:span text:style-name="T448">train</text:span><text:span text:style-name="T449">[</text:span><text:span text:style-name="T450">'tweet_limpio'</text:span><text:span text:style-name="T451">]</text:span><text:span text:style-name="T452"><text:s/></text:span><text:span text:style-name="T453">=</text:span><text:span text:style-name="T454"><text:s/>np</text:span><text:span text:style-name="T455">.</text:span><text:span text:style-name="T456">vectorize</text:span><text:span text:style-name="T457">(</text:span><text:span text:style-name="T458">eliminar_patrones</text:span><text:span text:style-name="T459">)(</text:span><text:span text:style-name="T460">train</text:span><text:span text:style-name="T461">[</text:span><text:span text:style-name="T462">'tweet'</text:span><text:span text:style-name="T463">],</text:span><text:span text:style-name="T464"><text:s/></text:span><text:span text:style-name="T465">"@[\w]*"</text:span><text:span text:style-name="T466">)</text:span></text:p>
      <text:p text:style-name="P467"><text:span text:style-name="T468">test</text:span><text:span text:style-name="T469">[</text:span><text:span text:style-name="T470">'tweet_limpio'</text:span><text:span text:style-name="T471">]</text:span><text:span text:style-name="T472"><text:s/></text:span><text:span text:style-name="T473">=</text:span><text:span text:style-name="T474"><text:s/>np</text:span><text:span text:style-name="T475">.</text:span><text:span text:style-name="T476">vectorize</text:span><text:span text:style-name="T477">(</text:span><text:span text:style-name="T478">eliminar_patrones</text:span><text:span text:style-name="T479">)(</text:span><text:span text:style-name="T480">test</text:span><text:span text:style-name="T481">[</text:span><text:span text:style-name="T482">'tweet'</text:span><text:span text:style-name="T483">],</text:span><text:span text:style-name="T484"><text:s/></text:span><text:span text:style-name="T485">"@[\w]*"</text:span><text:span text:style-name="T486">)</text:span></text:p>
      <text:p text:style-name="P487"/>
      <text:p text:style-name="P488"><text:span text:style-name="T489"># Eliminar números, puntuaciones y caracteres especiales</text:span></text:p>
      <text:p text:style-name="P490"><text:span text:style-name="T491">train</text:span><text:span text:style-name="T492">[</text:span><text:span text:style-name="T493">'tweet_limpio'</text:span><text:span text:style-name="T494">]</text:span><text:span text:style-name="T495"><text:s/></text:span><text:span text:style-name="T496">=</text:span><text:span text:style-name="T497"><text:s/>train</text:span><text:span text:style-name="T498">[</text:span><text:span text:style-name="T499">'tweet_limpio'</text:span><text:span text:style-name="T500">].</text:span><text:span text:style-name="T501">str</text:span><text:span text:style-name="T502">.</text:span><text:span text:style-name="T503">replace</text:span><text:span text:style-name="T504">(</text:span><text:span text:style-name="T505">"[^a-zA-Z#]"</text:span><text:span text:style-name="T506">,</text:span><text:span text:style-name="T507"><text:s/></text:span><text:span text:style-name="T508">" "</text:span><text:span text:style-name="T509">)</text:span></text:p>
      <text:p text:style-name="P510"><text:span text:style-name="T511">test</text:span><text:span text:style-name="T512">[</text:span><text:span text:style-name="T513">'tweet_limpio'</text:span><text:span text:style-name="T514">]</text:span><text:span text:style-name="T515"><text:s/></text:span><text:span text:style-name="T516">=</text:span><text:span text:style-name="T517"><text:s/>test</text:span><text:span text:style-name="T518">[</text:span><text:span text:style-name="T519">'tweet_limpio'</text:span><text:span text:style-name="T520">].</text:span><text:span text:style-name="T521">str</text:span><text:span text:style-name="T522">.</text:span><text:span text:style-name="T523">replace</text:span><text:span text:style-name="T524">(</text:span><text:span text:style-name="T525">"[^a-zA-Z#]"</text:span><text:span text:style-name="T526">,</text:span><text:span text:style-name="T527"><text:s/></text:span><text:span text:style-name="T528">" "</text:span><text:span text:style-name="T529">)</text:span></text:p>
      <text:p text:style-name="P530"/>
      <text:p text:style-name="P531"><text:span text:style-name="T532"># Eliminar palabras con menos de 4 letras de longitud</text:span></text:p>
      <text:p text:style-name="P533"><text:span text:style-name="T534">train</text:span><text:span text:style-name="T535">[</text:span><text:span text:style-name="T536">'tweet_limpio'</text:span><text:span text:style-name="T537">]</text:span><text:span text:style-name="T538"><text:s/></text:span><text:span text:style-name="T539">=</text:span><text:span text:style-name="T540"><text:s/>train</text:span><text:span text:style-name="T541">[</text:span><text:span text:style-name="T542">'tweet_limpio'</text:span><text:span text:style-name="T543">].</text:span><text:span text:style-name="T544">apply</text:span><text:span text:style-name="T545">(</text:span><text:span text:style-name="T546">lambda</text:span><text:span text:style-name="T547"><text:s/>x</text:span><text:span text:style-name="T548">:</text:span><text:span text:style-name="T549"><text:s/></text:span><text:span text:style-name="T550">' '</text:span><text:span text:style-name="T551">.</text:span><text:span text:style-name="T552">join</text:span><text:span text:style-name="T553">([</text:span><text:span text:style-name="T554">w<text:s/></text:span><text:span text:style-name="T555">for</text:span><text:span text:style-name="T556"><text:s/>w<text:s/></text:span><text:span text:style-name="T557">in</text:span><text:span text:style-name="T558"><text:s/>x</text:span><text:span text:style-name="T559">.</text:span><text:span text:style-name="T560">split</text:span><text:span text:style-name="T561">()</text:span><text:span text:style-name="T562"><text:s/></text:span><text:span text:style-name="T563">if</text:span><text:span text:style-name="T564"><text:s/></text:span><text:span text:style-name="T565">len</text:span><text:span text:style-name="T566">(</text:span><text:span text:style-name="T567">w</text:span><text:span text:style-name="T568">)&gt;</text:span><text:span text:style-name="T569">3</text:span><text:span text:style-name="T570">]))</text:span></text:p>
      <text:p text:style-name="P571"><text:span text:style-name="T572">test</text:span><text:span text:style-name="T573">[</text:span><text:span text:style-name="T574">'tweet_limpio'</text:span><text:span text:style-name="T575">]</text:span><text:span text:style-name="T576"><text:s/></text:span><text:span text:style-name="T577">=</text:span><text:span text:style-name="T578"><text:s/>test</text:span><text:span text:style-name="T579">[</text:span><text:span text:style-name="T580">'tweet_limpio'</text:span><text:span text:style-name="T581">].</text:span><text:span text:style-name="T582">apply</text:span><text:span text:style-name="T583">(</text:span><text:span text:style-name="T584">lambda</text:span><text:span text:style-name="T585"><text:s/>x</text:span><text:span text:style-name="T586">:</text:span><text:span text:style-name="T587"><text:s/></text:span><text:span text:style-name="T588">' '</text:span><text:span text:style-name="T589">.</text:span><text:span text:style-name="T590">join</text:span><text:span text:style-name="T591">([</text:span><text:span text:style-name="T592">w<text:s/></text:span><text:span text:style-name="T593">for</text:span><text:span text:style-name="T594"><text:s/>w<text:s/></text:span><text:span text:style-name="T595">in</text:span><text:span text:style-name="T596"><text:s/>x</text:span><text:span text:style-name="T597">.</text:span><text:span text:style-name="T598">split</text:span><text:span text:style-name="T599">()</text:span><text:span text:style-name="T600"><text:s/></text:span><text:span text:style-name="T601">if</text:span><text:span text:style-name="T602"><text:s/></text:span><text:span text:style-name="T603">len</text:span><text:span text:style-name="T604">(</text:span><text:span text:style-name="T605">w</text:span><text:span text:style-name="T606">)&gt;</text:span><text:span text:style-name="T607">3</text:span><text:span text:style-name="T608">]))</text:span></text:p>
      <text:p text:style-name="P609"><text:s/></text:p>
      <text:p text:style-name="P610"/>
      <text:soft-page-break/>
      <text:p text:style-name="P611"><text:span text:style-name="T612">#%%</text:span></text:p>
      <text:p text:style-name="P613"><text:span text:style-name="T614">""""Tokenización"""</text:span></text:p>
      <text:p text:style-name="P615"/>
      <text:p text:style-name="P616"><text:span text:style-name="T617">tokenized_tweet_train<text:s/></text:span><text:span text:style-name="T618">=</text:span><text:span text:style-name="T619"><text:s/>train</text:span><text:span text:style-name="T620">[</text:span><text:span text:style-name="T621">'tweet_limpio'</text:span><text:span text:style-name="T622">].</text:span><text:span text:style-name="T623">apply</text:span><text:span text:style-name="T624">(</text:span><text:span text:style-name="T625">lambda</text:span><text:span text:style-name="T626"><text:s/>x</text:span><text:span text:style-name="T627">:</text:span><text:span text:style-name="T628"><text:s/>x</text:span><text:span text:style-name="T629">.</text:span><text:span text:style-name="T630">split</text:span><text:span text:style-name="T631">())</text:span></text:p>
      <text:p text:style-name="P632"><text:span text:style-name="T633">tokenized_tweet_test<text:s/></text:span><text:span text:style-name="T634">=</text:span><text:span text:style-name="T635"><text:s/>test</text:span><text:span text:style-name="T636">[</text:span><text:span text:style-name="T637">'tweet_limpio'</text:span><text:span text:style-name="T638">].</text:span><text:span text:style-name="T639">apply</text:span><text:span text:style-name="T640">(</text:span><text:span text:style-name="T641">lambda</text:span><text:span text:style-name="T642"><text:s/>x</text:span><text:span text:style-name="T643">:</text:span><text:span text:style-name="T644"><text:s/>x</text:span><text:span text:style-name="T645">.</text:span><text:span text:style-name="T646">split</text:span><text:span text:style-name="T647">())</text:span></text:p>
      <text:p text:style-name="P648"/>
      <text:p text:style-name="P649"/>
      <text:p text:style-name="P650"><text:span text:style-name="T651">from</text:span><text:span text:style-name="T652"><text:s/>nltk</text:span><text:span text:style-name="T653">.</text:span><text:span text:style-name="T654">stem</text:span><text:span text:style-name="T655">.</text:span><text:span text:style-name="T656">porter<text:s/></text:span><text:span text:style-name="T657">import</text:span><text:span text:style-name="T658"><text:s/></text:span><text:span text:style-name="T659">*</text:span></text:p>
      <text:p text:style-name="P660"><text:span text:style-name="T661">stemmer<text:s/></text:span><text:span text:style-name="T662">=</text:span><text:span text:style-name="T663"><text:s/>PorterStemmer</text:span><text:span text:style-name="T664">()</text:span></text:p>
      <text:p text:style-name="P665"><text:s/></text:p>
      <text:p text:style-name="P666"><text:span text:style-name="T667">tokenized_tweet_train<text:s/></text:span><text:span text:style-name="T668">=</text:span><text:span text:style-name="T669"><text:s/>tokenized_tweet_train</text:span><text:span text:style-name="T670">.</text:span><text:span text:style-name="T671">apply</text:span><text:span text:style-name="T672">(</text:span><text:span text:style-name="T673">lambda</text:span><text:span text:style-name="T674"><text:s/>x</text:span><text:span text:style-name="T675">:</text:span><text:span text:style-name="T676"><text:s/></text:span><text:span text:style-name="T677">[</text:span><text:span text:style-name="T678">stemmer</text:span><text:span text:style-name="T679">.</text:span><text:span text:style-name="T680">stem</text:span><text:span text:style-name="T681">(</text:span><text:span text:style-name="T682">i</text:span><text:span text:style-name="T683">)</text:span><text:span text:style-name="T684"><text:s/></text:span><text:span text:style-name="T685">for</text:span><text:span text:style-name="T686"><text:s/>i<text:s/></text:span><text:span text:style-name="T687">in</text:span><text:span text:style-name="T688"><text:s/>x</text:span><text:span text:style-name="T689">])</text:span><text:span text:style-name="T690"><text:s/></text:span><text:span text:style-name="T691"># stemming</text:span></text:p>
      <text:p text:style-name="P692"><text:span text:style-name="T693">tokenized_tweet_test<text:s/></text:span><text:span text:style-name="T694">=</text:span><text:span text:style-name="T695"><text:s/>tokenized_tweet_test</text:span><text:span text:style-name="T696">.</text:span><text:span text:style-name="T697">apply</text:span><text:span text:style-name="T698">(</text:span><text:span text:style-name="T699">lambda</text:span><text:span text:style-name="T700"><text:s/>x</text:span><text:span text:style-name="T701">:</text:span><text:span text:style-name="T702"><text:s/></text:span><text:span text:style-name="T703">[</text:span><text:span text:style-name="T704">stemmer</text:span><text:span text:style-name="T705">.</text:span><text:span text:style-name="T706">stem</text:span><text:span text:style-name="T707">(</text:span><text:span text:style-name="T708">i</text:span><text:span text:style-name="T709">)</text:span><text:span text:style-name="T710"><text:s/></text:span><text:span text:style-name="T711">for</text:span><text:span text:style-name="T712"><text:s/>i<text:s/></text:span><text:span text:style-name="T713">in</text:span><text:span text:style-name="T714"><text:s/>x</text:span><text:span text:style-name="T715">])</text:span></text:p>
      <text:p text:style-name="P716"/>
      <text:p text:style-name="P717"><text:span text:style-name="T718">#%%</text:span></text:p>
      <text:p text:style-name="P719"/>
      <text:p text:style-name="P720"><text:span text:style-name="T721">""" <text:s text:c="19"/>Nube de <text:s/>palabras - Palabras negativas <text:s text:c="13"/>"""</text:span></text:p>
      <text:p text:style-name="P722"/>
      <text:p text:style-name="P723"><text:span text:style-name="T724">import</text:span><text:span text:style-name="T725"><text:s/>matplotlib</text:span><text:span text:style-name="T726">.</text:span><text:span text:style-name="T727">pyplot<text:s/></text:span><text:span text:style-name="T728">as</text:span><text:span text:style-name="T729"><text:s/>plt<text:s/></text:span></text:p>
      <text:p text:style-name="P730"><text:span text:style-name="T731">from</text:span><text:span text:style-name="T732"><text:s/>wordcloud<text:s/></text:span><text:span text:style-name="T733">import</text:span><text:span text:style-name="T734"><text:s/>WordCloud</text:span></text:p>
      <text:p text:style-name="P735"/>
      <text:p text:style-name="P736"><text:span text:style-name="T737">negative_words<text:s/></text:span><text:span text:style-name="T738">=</text:span><text:span text:style-name="T739"><text:s/></text:span><text:span text:style-name="T740">' '</text:span><text:span text:style-name="T741">.</text:span><text:span text:style-name="T742">join</text:span><text:span text:style-name="T743">([</text:span><text:span text:style-name="T744">text<text:s/></text:span><text:span text:style-name="T745">for</text:span><text:span text:style-name="T746"><text:s/>text<text:s/></text:span><text:span text:style-name="T747">in</text:span><text:span text:style-name="T748"><text:s/>train</text:span><text:span text:style-name="T749">[</text:span><text:span text:style-name="T750">'tweet_limpio'</text:span><text:span text:style-name="T751">][</text:span><text:span text:style-name="T752">train</text:span><text:span text:style-name="T753">[</text:span><text:span text:style-name="T754">'label'</text:span><text:span text:style-name="T755">]</text:span><text:span text:style-name="T756"><text:s/></text:span><text:span text:style-name="T757">==</text:span><text:span text:style-name="T758"><text:s/></text:span><text:span text:style-name="T759">1</text:span><text:span text:style-name="T760">]])</text:span></text:p>
      <text:p text:style-name="P761"><text:span text:style-name="T762">wordcloud<text:s/></text:span><text:span text:style-name="T763">=</text:span><text:span text:style-name="T764"><text:s/>WordCloud</text:span><text:span text:style-name="T765">(</text:span><text:span text:style-name="T766">width</text:span><text:span text:style-name="T767">=</text:span><text:span text:style-name="T768">800</text:span><text:span text:style-name="T769">,</text:span><text:span text:style-name="T770"><text:s/>height</text:span><text:span text:style-name="T771">=</text:span><text:span text:style-name="T772">500</text:span><text:span text:style-name="T773">,</text:span></text:p>
      <text:p text:style-name="P774"><text:span text:style-name="T775">random_state</text:span><text:span text:style-name="T776">=</text:span><text:span text:style-name="T777">21</text:span><text:span text:style-name="T778">,</text:span><text:span text:style-name="T779"><text:s/>max_font_size</text:span><text:span text:style-name="T780">=</text:span><text:span text:style-name="T781">110</text:span><text:span text:style-name="T782">).</text:span><text:span text:style-name="T783">generate</text:span><text:span text:style-name="T784">(</text:span><text:span text:style-name="T785">negative_words</text:span><text:span text:style-name="T786">)</text:span></text:p>
      <text:p text:style-name="P787"><text:span text:style-name="T788">plt</text:span><text:span text:style-name="T789">.</text:span><text:span text:style-name="T790">figure</text:span><text:span text:style-name="T791">(</text:span><text:span text:style-name="T792">figsize</text:span><text:span text:style-name="T793">=(</text:span><text:span text:style-name="T794">10</text:span><text:span text:style-name="T795">,</text:span><text:span text:style-name="T796"><text:s/></text:span><text:span text:style-name="T797">7</text:span><text:span text:style-name="T798">))</text:span></text:p>
      <text:p text:style-name="P799"><text:span text:style-name="T800">plt</text:span><text:span text:style-name="T801">.</text:span><text:span text:style-name="T802">imshow</text:span><text:span text:style-name="T803">(</text:span><text:span text:style-name="T804">wordcloud</text:span><text:span text:style-name="T805">,</text:span><text:span text:style-name="T806"><text:s/>interpolation</text:span><text:span text:style-name="T807">=</text:span><text:span text:style-name="T808">"bilinear"</text:span><text:span text:style-name="T809">)</text:span></text:p>
      <text:p text:style-name="P810"><text:span text:style-name="T811">plt</text:span><text:span text:style-name="T812">.</text:span><text:span text:style-name="T813">axis</text:span><text:span text:style-name="T814">(</text:span><text:span text:style-name="T815">'off'</text:span><text:span text:style-name="T816">)</text:span></text:p>
      <text:p text:style-name="P817"><text:span text:style-name="T818">plt</text:span><text:span text:style-name="T819">.</text:span><text:span text:style-name="T820">show</text:span><text:span text:style-name="T821">()</text:span></text:p>
      <text:p text:style-name="P822"/>
      <text:p text:style-name="P823"><text:span text:style-name="T824">#%%</text:span></text:p>
      <text:p text:style-name="P825"><text:span text:style-name="T826">""" Extraer hashtag dependiendo de si es o no racista o sexista"""</text:span></text:p>
      <text:p text:style-name="P827"/>
      <text:p text:style-name="P828"><text:span text:style-name="T829"># Función para extraer los hashtags</text:span></text:p>
      <text:p text:style-name="P830"><text:span text:style-name="T831">def</text:span><text:span text:style-name="T832"><text:s/></text:span><text:span text:style-name="T833">hashtag_extract</text:span><text:span text:style-name="T834">(</text:span><text:span text:style-name="T835">x</text:span><text:span text:style-name="T836">):</text:span></text:p>
      <text:p text:style-name="P837"><text:span text:style-name="T838"><text:s text:c="4"/>hashtags<text:s/></text:span><text:span text:style-name="T839">=</text:span><text:span text:style-name="T840"><text:s/></text:span><text:span text:style-name="T841">[]</text:span></text:p>
      <text:p text:style-name="P842"><text:span text:style-name="T843"><text:s text:c="4"/></text:span><text:span text:style-name="T844">for</text:span><text:span text:style-name="T845"><text:s/>i<text:s/></text:span><text:span text:style-name="T846">in</text:span><text:span text:style-name="T847"><text:s/>x</text:span><text:span text:style-name="T848">:</text:span></text:p>
      <text:p text:style-name="P849"><text:span text:style-name="T850"><text:s text:c="8"/>ht<text:s/></text:span><text:span text:style-name="T851">=</text:span><text:span text:style-name="T852"><text:s/>re</text:span><text:span text:style-name="T853">.</text:span><text:span text:style-name="T854">findall</text:span><text:span text:style-name="T855">(</text:span><text:span text:style-name="T856">r"#(\w+)"</text:span><text:span text:style-name="T857">,</text:span><text:span text:style-name="T858"><text:s/>i</text:span><text:span text:style-name="T859">)</text:span></text:p>
      <text:p text:style-name="P860"><text:span text:style-name="T861"><text:s text:c="8"/>hashtags</text:span><text:span text:style-name="T862">.</text:span><text:span text:style-name="T863">append</text:span><text:span text:style-name="T864">(</text:span><text:span text:style-name="T865">ht</text:span><text:span text:style-name="T866">)</text:span></text:p>
      <text:p text:style-name="P867"><text:span text:style-name="T868"><text:s text:c="4"/></text:span><text:span text:style-name="T869">return</text:span><text:span text:style-name="T870"><text:s/>hashtags</text:span></text:p>
      <text:p text:style-name="P871"><text:s/></text:p>
      <text:p text:style-name="P872"><text:span text:style-name="T873"># Extraer HT de Tweets no racistas, ni sexistas</text:span></text:p>
      <text:p text:style-name="P874"><text:span text:style-name="T875">HT_normal<text:s/></text:span><text:span text:style-name="T876">=</text:span><text:span text:style-name="T877"><text:s/>hashtag_extract</text:span><text:span text:style-name="T878">(</text:span><text:span text:style-name="T879">train</text:span><text:span text:style-name="T880">[</text:span><text:span text:style-name="T881">'tweet_limpio'</text:span><text:span text:style-name="T882">][</text:span><text:span text:style-name="T883">train</text:span><text:span text:style-name="T884">[</text:span><text:span text:style-name="T885">'label'</text:span><text:span text:style-name="T886">]</text:span><text:span text:style-name="T887"><text:s/></text:span><text:span text:style-name="T888">==</text:span><text:span text:style-name="T889"><text:s/></text:span><text:span text:style-name="T890">0</text:span><text:span text:style-name="T891">])</text:span></text:p>
      <text:p text:style-name="P892"><text:s/></text:p>
      <text:p text:style-name="P893"><text:span text:style-name="T894"># Extraer HT de Tweets racistas y sexistas</text:span></text:p>
      <text:p text:style-name="P895"><text:span text:style-name="T896">HT_negativo<text:s/></text:span><text:span text:style-name="T897">=</text:span><text:span text:style-name="T898"><text:s/>hashtag_extract</text:span><text:span text:style-name="T899">(</text:span><text:span text:style-name="T900">train</text:span><text:span text:style-name="T901">[</text:span><text:span text:style-name="T902">'tweet_limpio'</text:span><text:span text:style-name="T903">][</text:span><text:span text:style-name="T904">train</text:span><text:span text:style-name="T905">[</text:span><text:span text:style-name="T906">'label'</text:span><text:span text:style-name="T907">]</text:span><text:span text:style-name="T908"><text:s/></text:span><text:span text:style-name="T909">==</text:span><text:span text:style-name="T910"><text:s/></text:span><text:span text:style-name="T911">1</text:span><text:span text:style-name="T912">])</text:span></text:p>
      <text:p text:style-name="P913"/>
      <text:p text:style-name="P914"/>
      <text:p text:style-name="P915"><text:span text:style-name="T916">#%%</text:span></text:p>
      <text:p text:style-name="P917"/>
      <text:p text:style-name="P918"><text:span text:style-name="T919">""""Entrenamiento para clasificación de tweets"""</text:span></text:p>
      <text:p text:style-name="P920"/>
      <text:p text:style-name="P921"><text:span text:style-name="T922">from</text:span><text:span text:style-name="T923"><text:s/>sklearn</text:span><text:span text:style-name="T924">.</text:span><text:span text:style-name="T925">feature_extraction</text:span><text:span text:style-name="T926">.</text:span><text:span text:style-name="T927">text<text:s/></text:span><text:span text:style-name="T928">import</text:span><text:span text:style-name="T929"><text:s/>CountVectorizer</text:span></text:p>
      <text:p text:style-name="P930"/>
      <text:p text:style-name="P931"><text:span text:style-name="T932">bow_vectorizer<text:s/></text:span><text:span text:style-name="T933">=</text:span><text:span text:style-name="T934"><text:s/>CountVectorizer</text:span><text:span text:style-name="T935">(</text:span><text:span text:style-name="T936">max_df</text:span><text:span text:style-name="T937">=</text:span><text:span text:style-name="T938">0.90</text:span><text:span text:style-name="T939">,</text:span><text:span text:style-name="T940"><text:s/>min_df</text:span><text:span text:style-name="T941">=</text:span><text:span text:style-name="T942">2</text:span><text:span text:style-name="T943">,</text:span><text:span text:style-name="T944"><text:s/>max_features</text:span><text:span text:style-name="T945">=</text:span><text:span text:style-name="T946">1000</text:span><text:span text:style-name="T947">,</text:span><text:span text:style-name="T948"><text:s/>stop_words</text:span><text:span text:style-name="T949">=</text:span><text:span text:style-name="T950">'english'</text:span><text:span text:style-name="T951">)</text:span></text:p>
      <text:p text:style-name="P952"><text:span text:style-name="T953"># bag-of-words feature matrix</text:span></text:p>
      <text:p text:style-name="P954"><text:span text:style-name="T955">train_bow<text:s/></text:span><text:span text:style-name="T956">=</text:span><text:span text:style-name="T957"><text:s/>bow_vectorizer</text:span><text:span text:style-name="T958">.</text:span><text:span text:style-name="T959">fit_transform</text:span><text:span text:style-name="T960">(</text:span><text:span text:style-name="T961">train</text:span><text:span text:style-name="T962">[</text:span><text:span text:style-name="T963">'tweet_limpio'</text:span><text:span text:style-name="T964">])</text:span></text:p>
      <text:soft-page-break/>
      <text:p text:style-name="P965"><text:span text:style-name="T966">test_bow<text:s/></text:span><text:span text:style-name="T967">=</text:span><text:span text:style-name="T968"><text:s/>bow_vectorizer</text:span><text:span text:style-name="T969">.</text:span><text:span text:style-name="T970">fit_transform</text:span><text:span text:style-name="T971">(</text:span><text:span text:style-name="T972">test</text:span><text:span text:style-name="T973">[</text:span><text:span text:style-name="T974">'tweet_limpio'</text:span><text:span text:style-name="T975">])</text:span></text:p>
      <text:p text:style-name="P976"/>
      <text:p text:style-name="P977"><text:span text:style-name="T978">from</text:span><text:span text:style-name="T979"><text:s/>sklearn</text:span><text:span text:style-name="T980">.</text:span><text:span text:style-name="T981">linear_model<text:s/></text:span><text:span text:style-name="T982">import</text:span><text:span text:style-name="T983"><text:s/>LogisticRegression</text:span></text:p>
      <text:p text:style-name="P984"><text:span text:style-name="T985">from</text:span><text:span text:style-name="T986"><text:s/>sklearn</text:span><text:span text:style-name="T987">.</text:span><text:span text:style-name="T988">model_selection<text:s/></text:span><text:span text:style-name="T989">import</text:span><text:span text:style-name="T990"><text:s/>train_test_split</text:span></text:p>
      <text:p text:style-name="P991"><text:span text:style-name="T992">from</text:span><text:span text:style-name="T993"><text:s/>sklearn</text:span><text:span text:style-name="T994">.</text:span><text:span text:style-name="T995">metrics<text:s/></text:span><text:span text:style-name="T996">import</text:span><text:span text:style-name="T997"><text:s/>f1_score</text:span></text:p>
      <text:p text:style-name="P998"><text:s/></text:p>
      <text:p text:style-name="P999"/>
      <text:p text:style-name="P1000"><text:span text:style-name="T1001"># splitting data into training and validation set</text:span></text:p>
      <text:p text:style-name="P1002"><text:span text:style-name="T1003">xtrain_bow</text:span><text:span text:style-name="T1004">,</text:span><text:span text:style-name="T1005"><text:s/>xvalid_bow</text:span><text:span text:style-name="T1006">,</text:span><text:span text:style-name="T1007"><text:s/>ytrain</text:span><text:span text:style-name="T1008">,</text:span><text:span text:style-name="T1009"><text:s/>yvalid<text:s/></text:span><text:span text:style-name="T1010">=</text:span><text:span text:style-name="T1011"><text:s/>train_test_split</text:span><text:span text:style-name="T1012">(</text:span><text:span text:style-name="T1013">train_bow</text:span><text:span text:style-name="T1014">,</text:span><text:span text:style-name="T1015"><text:s/>train</text:span><text:span text:style-name="T1016">[</text:span><text:span text:style-name="T1017">'label'</text:span><text:span text:style-name="T1018">],</text:span><text:span text:style-name="T1019"><text:s/>random_state</text:span><text:span text:style-name="T1020">=</text:span><text:span text:style-name="T1021">42</text:span><text:span text:style-name="T1022">,</text:span><text:span text:style-name="T1023"><text:s/>test_size</text:span><text:span text:style-name="T1024">=</text:span><text:span text:style-name="T1025">0.3</text:span><text:span text:style-name="T1026">)</text:span></text:p>
      <text:p text:style-name="P1027"/>
      <text:p text:style-name="P1028"><text:span text:style-name="T1029">#%%</text:span></text:p>
      <text:p text:style-name="P1030"><text:span text:style-name="T1031">"""Regresión Logística"""</text:span></text:p>
      <text:p text:style-name="P1032"/>
      <text:p text:style-name="P1033"><text:span text:style-name="T1034">lreg<text:s/></text:span><text:span text:style-name="T1035">=</text:span><text:span text:style-name="T1036"><text:s/>LogisticRegression</text:span><text:span text:style-name="T1037">()</text:span></text:p>
      <text:p text:style-name="P1038"><text:span text:style-name="T1039">lreg</text:span><text:span text:style-name="T1040">.</text:span><text:span text:style-name="T1041">fit</text:span><text:span text:style-name="T1042">(</text:span><text:span text:style-name="T1043">xtrain_bow</text:span><text:span text:style-name="T1044">,</text:span><text:span text:style-name="T1045"><text:s/>ytrain</text:span><text:span text:style-name="T1046">)</text:span><text:span text:style-name="T1047"><text:s/></text:span><text:span text:style-name="T1048"># training the model</text:span></text:p>
      <text:p text:style-name="P1049"><text:s/></text:p>
      <text:p text:style-name="P1050"><text:span text:style-name="T1051">prediction<text:s/></text:span><text:span text:style-name="T1052">=</text:span><text:span text:style-name="T1053"><text:s/>lreg</text:span><text:span text:style-name="T1054">.</text:span><text:span text:style-name="T1055">predict_proba</text:span><text:span text:style-name="T1056">(</text:span><text:span text:style-name="T1057">xvalid_bow</text:span><text:span text:style-name="T1058">)</text:span><text:span text:style-name="T1059"><text:s/></text:span><text:span text:style-name="T1060"># predicting on the validation set</text:span></text:p>
      <text:p text:style-name="P1061"><text:span text:style-name="T1062">prediction_int<text:s/></text:span><text:span text:style-name="T1063">=</text:span><text:span text:style-name="T1064"><text:s/>prediction</text:span><text:span text:style-name="T1065">[:,</text:span><text:span text:style-name="T1066">1</text:span><text:span text:style-name="T1067">]</text:span><text:span text:style-name="T1068"><text:s/></text:span><text:span text:style-name="T1069">&gt;=</text:span><text:span text:style-name="T1070"><text:s/></text:span><text:span text:style-name="T1071">0.3</text:span><text:span text:style-name="T1072"><text:s/></text:span><text:span text:style-name="T1073"># if prediction is greater than or equal to 0.3 than 1 else 0</text:span></text:p>
      <text:p text:style-name="P1074"><text:span text:style-name="T1075">prediction_int<text:s/></text:span><text:span text:style-name="T1076">=</text:span><text:span text:style-name="T1077"><text:s/>prediction_int</text:span><text:span text:style-name="T1078">.</text:span><text:span text:style-name="T1079">astype</text:span><text:span text:style-name="T1080">(</text:span><text:span text:style-name="T1081">np</text:span><text:span text:style-name="T1082">.</text:span><text:span text:style-name="T1083">int</text:span><text:span text:style-name="T1084">)</text:span></text:p>
      <text:p text:style-name="P1085"><text:s/></text:p>
      <text:p text:style-name="P1086"><text:span text:style-name="T1087">f1_score</text:span><text:span text:style-name="T1088">(</text:span><text:span text:style-name="T1089">yvalid</text:span><text:span text:style-name="T1090">,</text:span><text:span text:style-name="T1091"><text:s/>prediction_int</text:span><text:span text:style-name="T1092">)</text:span><text:span text:style-name="T1093"><text:s/></text:span><text:span text:style-name="T1094"># calculating f1 score</text:span></text:p>
      <text:p text:style-name="P1095"/>
      <text:p text:style-name="P1096"><text:span text:style-name="T1097">#%%</text:span></text:p>
      <text:p text:style-name="P1098"><text:span text:style-name="T1099">"""Predicción y exportación de los datos"""</text:span></text:p>
      <text:p text:style-name="P1100"/>
      <text:p text:style-name="P1101"><text:span text:style-name="T1102">test_pred<text:s/></text:span><text:span text:style-name="T1103">=</text:span><text:span text:style-name="T1104"><text:s/>lreg</text:span><text:span text:style-name="T1105">.</text:span><text:span text:style-name="T1106">predict_proba</text:span><text:span text:style-name="T1107">(</text:span><text:span text:style-name="T1108">test_bow</text:span><text:span text:style-name="T1109">)</text:span></text:p>
      <text:p text:style-name="P1110"><text:span text:style-name="T1111">test_pred_int<text:s/></text:span><text:span text:style-name="T1112">=</text:span><text:span text:style-name="T1113"><text:s/>test_pred</text:span><text:span text:style-name="T1114">[:,</text:span><text:span text:style-name="T1115">1</text:span><text:span text:style-name="T1116">]</text:span><text:span text:style-name="T1117"><text:s/></text:span><text:span text:style-name="T1118">&gt;=</text:span><text:span text:style-name="T1119"><text:s/></text:span><text:span text:style-name="T1120">0.3</text:span></text:p>
      <text:p text:style-name="P1121"><text:span text:style-name="T1122">test_pred_int<text:s/></text:span><text:span text:style-name="T1123">=</text:span><text:span text:style-name="T1124"><text:s/>test_pred_int</text:span><text:span text:style-name="T1125">.</text:span><text:span text:style-name="T1126">astype</text:span><text:span text:style-name="T1127">(</text:span><text:span text:style-name="T1128">np</text:span><text:span text:style-name="T1129">.</text:span><text:span text:style-name="T1130">int</text:span><text:span text:style-name="T1131">)</text:span></text:p>
      <text:p text:style-name="P1132"><text:span text:style-name="T1133">test</text:span><text:span text:style-name="T1134">[</text:span><text:span text:style-name="T1135">'label'</text:span><text:span text:style-name="T1136">]</text:span><text:span text:style-name="T1137"><text:s/></text:span><text:span text:style-name="T1138">=</text:span><text:span text:style-name="T1139"><text:s/>test_pred_int</text:span></text:p>
      <text:p text:style-name="P1140"><text:span text:style-name="T1141">result<text:s/></text:span><text:span text:style-name="T1142">=</text:span><text:span text:style-name="T1143"><text:s/>test</text:span><text:span text:style-name="T1144">[[</text:span><text:span text:style-name="T1145">'id'</text:span><text:span text:style-name="T1146">,</text:span><text:span text:style-name="T1147">'tweet'</text:span><text:span text:style-name="T1148">,</text:span><text:span text:style-name="T1149">'label'</text:span><text:span text:style-name="T1150">]]</text:span></text:p>
      <text:p text:style-name="P1151"><text:span text:style-name="T1152">result</text:span><text:span text:style-name="T1153">.</text:span><text:span text:style-name="T1154">to_csv</text:span><text:span text:style-name="T1155">(</text:span><text:span text:style-name="T1156">'prediccion.csv'</text:span><text:span text:style-name="T1157">,</text:span><text:span text:style-name="T1158"><text:s/>index</text:span><text:span text:style-name="T1159">=</text:span><text:span text:style-name="T1160">False</text:span><text:span text:style-name="T1161">)</text:span><text:span text:style-name="T1162"><text:s/></text:span><text:span text:style-name="T1163"># writing data to a CSV file</text:span></text:p>
      <text:p text:style-name="P1164"/>
      <text:p text:style-name="P1165"/>
      <text:p text:style-name="P1166"/>
      <text:soft-page-break/>
      <text:p text:style-name="P1167">BONUS:</text:p>
      <text:p text:style-name="P1168"/>
      <text:p text:style-name="P1169">Elabora un ejercicio práctico de tu interés usando bases de datos relacionales y/o no relacionales.</text:p>
      <text:p text:style-name="P1170"/>
      <text:p text:style-name="P1171"/>
      <text:p text:style-name="P1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</text:list-level-style-number>
      <text:list-level-style-number text:level="2" style:num-suffix="." style:num-format="1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1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</text:list-level-style-number>
      <text:list-level-style-number text:level="4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5" style:num-suffix="." style:num-format="1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number>
      <text:list-level-style-number text:level="6" style:num-suffix="." style:num-format="1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</text:list-level-style-number>
      <text:list-level-style-number text:level="7" style:num-suffix="." style:num-format="1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</text:list-level-style-number>
      <text:list-level-style-number text:level="8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9" style:num-suffix="." style:num-format="1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hn Alexander Tami Buitrago</dc:creator>
    <meta:creation-date>2021-12-23T20:32:00Z</meta:creation-date>
    <dc:date>2021-12-23T20:32:00Z</dc:date>
    <meta:template xlink:href="Normal.dotm" xlink:type="simple"/>
    <meta:editing-cycles>2</meta:editing-cycles>
    <meta:editing-duration>PT0S</meta:editing-duration>
    <meta:document-statistic meta:page-count="7" meta:paragraph-count="15" meta:word-count="1193" meta:character-count="7740" meta:row-count="54" meta:non-whitespace-character-count="6562"/>
  </office:meta>
</office:document-meta>
</file>